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indent="0cm" style:auto-text-indent="false"/>
      <style:text-properties officeooo:rsid="0002d131" officeooo:paragraph-rsid="0002d131"/>
    </style:style>
    <style:style style:name="P2" style:family="paragraph" style:parent-style-name="Text_20_body">
      <style:paragraph-properties fo:margin-left="0cm" fo:margin-right="0cm" fo:margin-top="0cm" fo:margin-bottom="0cm" loext:contextual-spacing="false" fo:text-indent="0cm" style:auto-text-indent="false"/>
      <style:text-properties officeooo:paragraph-rsid="0002d131"/>
    </style:style>
    <style:style style:name="P3" style:family="paragraph" style:parent-style-name="Text_20_body">
      <style:paragraph-properties fo:margin-left="0cm" fo:margin-right="0cm" fo:margin-top="0cm" fo:margin-bottom="0cm" loext:contextual-spacing="false" fo:text-indent="0cm" style:auto-text-indent="false"/>
      <style:text-properties officeooo:rsid="0002d131" officeooo:paragraph-rsid="00107de8"/>
    </style:style>
    <style:style style:name="P4" style:family="paragraph" style:parent-style-name="Text_20_body">
      <style:paragraph-properties fo:margin-left="0cm" fo:margin-right="0cm" fo:margin-top="0cm" fo:margin-bottom="0cm" loext:contextual-spacing="false" fo:text-indent="0cm" style:auto-text-indent="false"/>
      <style:text-properties officeooo:paragraph-rsid="000e042d"/>
    </style:style>
    <style:style style:name="P5" style:family="paragraph" style:parent-style-name="Text_20_body">
      <style:paragraph-properties fo:margin-left="0cm" fo:margin-right="0cm" fo:margin-top="0cm" fo:margin-bottom="0cm" loext:contextual-spacing="false" fo:text-indent="0cm" style:auto-text-indent="false"/>
      <style:text-properties officeooo:paragraph-rsid="00107de8"/>
    </style:style>
    <style:style style:name="P6" style:family="paragraph" style:parent-style-name="Text_20_body">
      <style:paragraph-properties fo:margin-left="0cm" fo:margin-right="0cm" fo:margin-top="0cm" fo:margin-bottom="0cm" loext:contextual-spacing="false" fo:text-indent="0cm" style:auto-text-indent="false"/>
      <style:text-properties officeooo:rsid="0010cb4f" officeooo:paragraph-rsid="00146c7d"/>
    </style:style>
    <style:style style:name="P7" style:family="paragraph" style:parent-style-name="Text_20_body">
      <style:paragraph-properties fo:margin-left="0cm" fo:margin-right="0cm" fo:margin-top="0cm" fo:margin-bottom="0cm" loext:contextual-spacing="false" fo:text-indent="0cm" style:auto-text-indent="false" fo:padding="0.074cm" fo:border-left="none" fo:border-right="none" fo:border-top="none" fo:border-bottom="0.06pt solid #000000" style:join-border="false"/>
      <style:text-properties officeooo:rsid="000756bd" officeooo:paragraph-rsid="00039b24"/>
    </style:style>
    <style:style style:name="T1" style:family="text">
      <style:text-properties officeooo:rsid="0002d131"/>
    </style:style>
    <style:style style:name="T2" style:family="text">
      <style:text-properties officeooo:rsid="00107de8"/>
    </style:style>
    <style:style style:name="T3" style:family="text">
      <style:text-properties officeooo:rsid="0011dc9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The Text Encoding Initiative: A standard which renews itself</text:span></text:p>
      <text:p text:style-name="P3">La TEI pour les corpus langagières: un standard qui se renouvelle</text:p>
      <text:p text:style-name="P1"/>
      <text:p text:style-name="P1">Lou Burnard Consulting</text:p>
      <text:p text:style-name="P2"/>
      <text:p text:style-name="P3"><text:span text:style-name="T2">For the last three decades and more, the Guidelines of the Text Encoding Initiative, the TEI, have served as a key reference point <text:s/>for the builders, describers, organisers, and annotaters of linguistic corpora and of other resources in the Digital Humanities. The TEI claims to be a practical response to the tension between the needs of beginners, seeking simple well understood solutions to common problems, and the requirements of others, seeking to push beyond the established frontiers of research. In this talk, I will try to summarize some of its ideas as they have developed over time, focussing primarily on their adaptability and extensibility. For, despite its name, the TEI is not concerned solely with text. Even in its earliest versions, there are well-elaborated proposals for the handling of bibliographic metadata, transcriptions of speech, and abstract linguistic analyses. Two guiding principles – the application of Ockham’s razor and a modifiable modular architecture – underly its evolution as one of the great efforts towards interdisciplinarity of our time. In fact, we may think of the TEI as a constructor set, a framework which facilitates the making of a system well adapted to the needs of its user, but also comprehensible to other people or systems. I suggest that the reason for the longevity of the TEI is to be found in its capacity for mutation and evolution and explore the implications of this design goal for the notion of conformance and standardisation. <text:s/></text:span></text:p>
      <text:p text:style-name="P3"/>
      <text:p text:style-name="P3"/>
      <text:p text:style-name="P5"><text:span text:style-name="T1">Dès sa conception initiale il y a 3 décennies, la TEI a été proposée comme outil pour la construction, la déscription, la structuration, et l'annotation des corpus langagières. Elle prétend fournir une réponse pratique à l'opposition entre les besoins des débutants, qui <text:s/>souhaient des solutions simples, et ceux des personnes souhaitant pousser au délà des frontières établies. <text:s/>Dans cet intervention je propose de sommariser ces propositions <text:s/>en mettant l'accent sur leur adaptabilité et sur leur extensibilité. <text:s/>Car, en dépit du nom, la TEI ne s'adresse pas uniquement au texte proprement dit. <text:s/>Dans sa version initiale on trouve déjà des propositions assez complètes pour les metadonnées bibliographiques; pour l'encodage des transcriptions orales; et pour les analyses linguistiques abstraites en terme de structures des traits. <text:s/>La TEI peut <text:s/>ainsi <text:s/>être <text:s/>considérée comme un des plus grands efforts d'interdisciplinarité de son époque: d'où deux principes de son architecture – l'application du rasoir d'Occam d'abord; et les méchanismes de personnalisation ensuite. </text:span></text:p>
      <text:p text:style-name="P7">En effet, le système TEI fournit un gabarit ou un kit lego pour la construction d'un système bien adapté aux besoins de l'utilisateur, mais qui reste en même temps <text:s/>compréhensible par d'autres personnes ou systèmes. <text:s/>Je propose que le secret de sa réussite et de son longévité se trouve dans ses capacités d'évolution. </text:p>
      <text:p text:style-name="P4"/>
      <text:p text:style-name="P6">LOU BURNARD, former assistant director at Oxford University Computing Services , <text:span text:style-name="T3">is one of the original TEI Editors and has been closely involved with the TEI throughout its development. He is an Oxford graduate with a master’s degree in English Language and Literature who has worked at the frontier between computing and the humanities since the 1970s, when he founded the Oxford Text Archive. During the nineties and noughties he was responsible for many other key developments in what are now known as the digital humanities, notably the British National </text:span><text:soft-page-break/><text:span text:style-name="T3">Corpus, and the UK Arts and Humanities Data Service. <text:s/>Since retiring from Oxford in 2012 he has been teaching and advising with a number of French projects.</text:span></text:p>
      <text:p text:style-name="P6"><text:span text:style-name="T3"><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09:51:46.913851297</meta:creation-date>
    <meta:editing-duration>PT2H7M3S</meta:editing-duration>
    <meta:editing-cycles>11</meta:editing-cycles>
    <meta:generator>LibreOffice/5.1.4.2$Linux_X86_64 LibreOffice_project/10m0$Build-2</meta:generator>
    <dc:date>2017-03-16T19:32:56.983462698</dc:date>
    <meta:document-statistic meta:table-count="0" meta:image-count="0" meta:object-count="0" meta:page-count="2" meta:paragraph-count="8" meta:word-count="588" meta:character-count="3751" meta:non-whitespace-character-count="3149"/>
  </office:meta>
</office:document-meta>
</file>